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552cm" style:rel-column-width="2126*"/>
    </style:style>
    <style:style style:name="表1.B" style:family="table-column">
      <style:table-column-properties style:column-width="10.428cm" style:rel-column-width="40170*"/>
    </style:style>
    <style:style style:name="表1.C" style:family="table-column">
      <style:table-column-properties style:column-width="3.863cm" style:rel-column-width="14880*"/>
    </style:style>
    <style:style style:name="表1.D" style:family="table-column">
      <style:table-column-properties style:column-width="2.17cm" style:rel-column-width="835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D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0.55cm" style:rel-column-width="2119*"/>
    </style:style>
    <style:style style:name="表2.B" style:family="table-column">
      <style:table-column-properties style:column-width="3.948cm" style:rel-column-width="15206*"/>
    </style:style>
    <style:style style:name="表2.C" style:family="table-column">
      <style:table-column-properties style:column-width="10.343cm" style:rel-column-width="39844*"/>
    </style:style>
    <style:style style:name="表2.D" style:family="table-column">
      <style:table-column-properties style:column-width="2.171cm" style:rel-column-width="8366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3" style:family="table">
      <style:table-properties style:width="17.013cm" fo:margin-left="0cm" fo:margin-right="-0.012cm" table:align="margins"/>
    </style:style>
    <style:style style:name="表3.A" style:family="table-column">
      <style:table-column-properties style:column-width="0.552cm" style:rel-column-width="2126*"/>
    </style:style>
    <style:style style:name="表3.B" style:family="table-column">
      <style:table-column-properties style:column-width="16.461cm" style:rel-column-width="63409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style:font-name="Arial" fo:font-size="16pt" style:font-name-asian="Arial" style:font-size-asian="16pt" style:font-size-complex="16pt"/>
    </style:style>
    <style:style style:name="P3" style:family="paragraph" style:parent-style-name="Standard">
      <style:text-properties fo:color="#3333ff" style:font-name="Arial" fo:font-size="24pt" fo:background-color="#ffff99" style:font-name-asian="Arial" style:font-size-asian="24pt" style:font-size-complex="24pt"/>
    </style:style>
    <style:style style:name="P4" style:family="paragraph" style:parent-style-name="Standard">
      <style:text-properties fo:color="#3333ff" style:font-name="Arial" fo:font-size="16pt" fo:background-color="#ffcc00" style:font-name-asian="Arial" style:font-size-asian="16pt" style:font-size-complex="16pt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Table_20_Contents">
      <style:text-properties fo:font-size="15pt" style:font-size-asian="15pt" style:font-size-complex="15pt"/>
    </style:style>
    <style:style style:name="P7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8" style:family="paragraph" style:parent-style-name="Standard">
      <style:text-properties fo:font-size="15pt" style:font-size-asian="15pt" style:font-size-complex="15pt"/>
    </style:style>
    <style:style style:name="P9" style:family="paragraph" style:parent-style-name="Standard" style:list-style-name="L2">
      <style:text-properties fo:font-size="15pt" style:font-size-asian="15pt" style:font-size-complex="15pt"/>
    </style:style>
    <style:style style:name="P10" style:family="paragraph" style:parent-style-name="Standard">
      <style:text-properties fo:font-size="16pt" style:font-size-asian="16pt" style:font-size-complex="16pt"/>
    </style:style>
    <style:style style:name="P11" style:family="paragraph" style:parent-style-name="Standard">
      <style:text-properties fo:color="#3333ff" style:font-name="Arial" fo:font-size="24pt" fo:background-color="#ffff99" style:font-name-asian="Arial" style:font-size-asian="24pt" style:font-size-complex="24pt"/>
    </style:style>
    <style:style style:name="P12" style:family="paragraph" style:parent-style-name="Standard">
      <style:text-properties fo:color="#3333ff" fo:font-size="20pt" fo:background-color="#ffcc00" style:font-size-asian="20pt" style:font-size-complex="20pt"/>
    </style:style>
    <style:style style:name="P13" style:family="paragraph" style:parent-style-name="Table_20_Contents">
      <style:text-properties fo:font-size="15pt" style:font-size-asian="15pt" style:font-size-complex="15pt"/>
    </style:style>
    <style:style style:name="T1" style:family="text">
      <style:text-properties fo:color="#3333ff"/>
    </style:style>
    <style:style style:name="T2" style:family="text">
      <style:text-properties fo:color="#009900"/>
    </style:style>
    <style:style style:name="T3" style:family="text">
      <style:text-properties style:language-asian="ja" style:country-asian="JP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en.wikipedia.org/wiki/Nonthermal_plasma" text:style-name="Internet_20_link" text:visited-style-name="Visited_20_Internet_20_Link">X</text:a><text:span text:style-name="T3">XX</text:span></text:p>
      <text:p text:style-name="P1"/>
      <text:p text:style-name="P1">M-XX</text:p>
      <text:p text:style-name="P3"/>
      <text:p text:style-name="P3"/>
      <text:p text:style-name="P1">=========================[ XXX</text:p>
      <text:p text:style-name="P12">#1</text:p>
      <text:section text:style-name="Sect1" text:name="セクション4">
        <text:p text:style-name="P5">A worker cooperative is a values-driven business that puts worker and community benefit at the core of its purpose.</text:p>
        <text:p text:style-name="P5"/>
        <text:p text:style-name="P5"><text:s/>The two central characteristics of worker cooperatives are: </text:p>
        <text:p text:style-name="P5"/>
        <text:p text:style-name="P5"><text:s text:c="4"/>workers own the business and they participate in its financial success on the basis of their labor contribution to the cooperative </text:p>
        <text:p text:style-name="P5"><text:s text:c="4"/>workers have representation on and vote for the board of directors,</text:p>
        <text:p text:style-name="P5"/>
        <text:p text:style-name="P5"><text:s/>adhering to the principle of one worker,</text:p>
        <text:p text:style-name="P5"/>
        <text:p text:style-name="P5"><text:s/>one vote</text:p>
        <text:p text:style-name="P5"/>
        <text:p text:style-name="P5">In addition to their economic and governance participation,</text:p>
        <text:p text:style-name="P5"/>
        <text:p text:style-name="P5"><text:s/>worker-owners often manage the day-to-day operations through various management structures.</text:p>
        <text:p text:style-name="P5"/>
        <text:p text:style-name="P5"><text:s/>For more information about worker cooperatives,</text:p>
        <text:p text:style-name="P5"/>
        <text:p text:style-name="P5"><text:s/>visit our FAQ page and the US Federation of Worker Cooperatives website.</text:p>
        <text:p text:style-name="P5"/>
        <text:p text:style-name="P5"/>
        <text:p text:style-name="P5">A brief history of worker cooperatives in the United States</text:p>
        <text:p text:style-name="P5">Though we don’t yet have comprehensive data on the nature and scope of worker cooperatives in the U.</text:p>
        <text:p text:style-name="P5"/>
        <text:p text:style-name="P5">S.</text:p>
        <text:p text:style-name="P5"/>
        <text:p text:style-name="P5">, our research has verified 465 worker cooperatives in the United States.</text:p>
        <text:p text:style-name="P5"/>
        <text:p text:style-name="P5"><text:s/>These democratic workplaces employ around 7,000 people and generat over $550 million in annual revenues.</text:p>
        <text:p text:style-name="P5"/>
        <text:p text:style-name="P5"><text:s text:c="2"/>The number of worker cooperatives has grown steadily over the past 20 years,</text:p>
        <text:p text:style-name="P5"/>
        <text:p text:style-name="P5"><text:s/>and is made up of both well-established businesses and new,</text:p>
        <text:p text:style-name="P5"/>
        <text:p text:style-name="P5"><text:soft-page-break/><text:s/>growing ones,</text:p>
        <text:p text:style-name="P5"/>
        <text:p text:style-name="P5"><text:s/>increasingly including some businesses that have been sold to their employees by their owners.</text:p>
        <text:p text:style-name="P5"/>
        <text:p text:style-name="P5"><text:s/></text:p>
        <text:p text:style-name="P5"><text:s/></text:p>
        <text:p text:style-name="P5">Any business can be a worker-owned and -controlled business.</text:p>
        <text:p text:style-name="P5"/>
        <text:p text:style-name="P5"><text:s/>In the U.</text:p>
        <text:p text:style-name="P5"/>
        <text:p text:style-name="P5">S.</text:p>
        <text:p text:style-name="P5"/>
        <text:p text:style-name="P5">, worker cooperatives tend to be concentrated in the service and retail sectors.</text:p>
        <text:p text:style-name="P5"/>
        <text:p text:style-name="P5"/>
        <text:p text:style-name="P5"><text:s/>Common industries include:</text:p>
      </text:section>
      <text:p text:style-name="P3"/>
      <text:p text:style-name="P12">#2</text:p>
      <text:section text:style-name="Sect2" text:name="セクション1">
        <text:p text:style-name="P1"/>
        <text:p text:style-name="P1"><text:s text:c="4"/>accommodation and food service</text:p>
        <text:p text:style-name="P1"><text:s text:c="4"/>health care</text:p>
        <text:p text:style-name="P1"><text:s text:c="4"/>manufacturing and engineering</text:p>
        <text:p text:style-name="P1"><text:s text:c="4"/>technology,</text:p>
        <text:p text:style-name="P1"/>
        <text:p text:style-name="P1"><text:s/>and</text:p>
        <text:p text:style-name="P1"><text:s text:c="4"/>design.</text:p>
        <text:p text:style-name="P1"/>
        <text:p text:style-name="P1"/>
        <text:p text:style-name="P1"/>
        <text:p text:style-name="P1">Many of the worker cooperatives in existence today were inspired by the Mondragon Cooperatives in Spain,</text:p>
        <text:p text:style-name="P1"/>
        <text:p text:style-name="P1"><text:s/>which enabled the Basques to lift themselves out of poverty and build what is today Spain’s 7th largest corporation,</text:p>
        <text:p text:style-name="P1"/>
        <text:p text:style-name="P1"><text:s/>a worker cooperative.</text:p>
        <text:p text:style-name="P1"/>
        <text:p text:style-name="P1"><text:s/></text:p>
        <text:p text:style-name="P1">Worker cooperatives are currently experiencing a surge in popularity,</text:p>
        <text:p text:style-name="P1"/>
        <text:p text:style-name="P1"><text:s/>marked by industry and sector concentrations and the growth of a support infrastructure that includes financing,</text:p>
        <text:p text:style-name="P1"/>
        <text:p text:style-name="P1"><text:s/>technical assistance providers and trade associations at the local,</text:p>
        <text:p text:style-name="P1"/>
        <text:p text:style-name="P1"><text:s/>regional and national levels.</text:p>
        <text:p text:style-name="P1"/>
        <text:p text:style-name="P1"><text:s/>Interest in worker cooperatives as a job creation and wealth-building strategy is also on the rise,</text:p>
        <text:p text:style-name="P1"/>
        <text:p text:style-name="P1"><text:s/>with community organizations,</text:p>
        <text:p text:style-name="P1"/>
        <text:p text:style-name="P1"><text:s/>cities,</text:p>
        <text:p text:style-name="P1"/>
        <text:p text:style-name="P1"><text:s/>and small business advocates seeing potential in the form to build a more inclusive economy.</text:p>
        <text:p text:style-name="P1"/>
        <text:p text:style-name="P1"><text:s/></text:p>
        <text:p text:style-name="P1"><text:s/></text:p>
        <text:p text:style-name="P1"><text:soft-page-break/>This recent growth in the worker cooperative sector can be traced back to the 1970s and 1980s,</text:p>
        <text:p text:style-name="P1"/>
        <text:p text:style-name="P1"><text:s/>when all of today’s largest worker cooperatives were founded,</text:p>
        <text:p text:style-name="P1"/>
        <text:p text:style-name="P1"><text:s/>as part of an explosion in alternative economic forms.</text:p>
        <text:p text:style-name="P1"/>
        <text:p text:style-name="P1"><text:s/>Those cooperatives that survived have thrived,</text:p>
        <text:p text:style-name="P1"/>
        <text:p text:style-name="P1"><text:s/>and have helped seed new growth through investment of capital and expertise in a second wave of worker cooperative development starting in the late 1990s.</text:p>
        <text:p text:style-name="P1"/>
        <text:p text:style-name="P1"><text:s/>By 2000, several worker cooperative development organizations had begun to have success using the form as means to create good jobs for low- and moderate-income workforces,</text:p>
        <text:p text:style-name="P1"/>
        <text:p text:style-name="P1"><text:s/>from home care to housecleaning.</text:p>
        <text:p text:style-name="P1"/>
        <text:p text:style-name="P1"><text:s text:c="2"/></text:p>
        <text:p text:style-name="P1"><text:s/></text:p>
        <text:p text:style-name="P1">In 2004, the U.</text:p>
        <text:p text:style-name="P1"/>
        <text:p text:style-name="P1">S.</text:p>
        <text:p text:style-name="P1"/>
        <text:p text:style-name="P1"><text:s/>Federation of Worker Cooperatives (USFWC) was formed as the national membership organization for worker cooperatives,</text:p>
        <text:p text:style-name="P1"/>
        <text:p text:style-name="P1"><text:s/>an outgrowth of local and regional organizing across the country.</text:p>
        <text:p text:style-name="P1"/>
        <text:p text:style-name="P1"><text:s/>In 2013, the USFWC launched the Democracy at Work Institute,</text:p>
        <text:p text:style-name="P1"/>
        <text:p text:style-name="P1">to advance a strategic vision for growth in the worker cooperative sector,</text:p>
        <text:p text:style-name="P1"/>
        <text:p text:style-name="P1"><text:s/>and to expand the promise of worker cooperatives to new communities while keeping this new growth grounded in worker cooperatives themselves.</text:p>
        <text:p text:style-name="P1"/>
        <text:p text:style-name="P1"/>
      </text:section>
      <text:p text:style-name="P3"/>
      <text:p text:style-name="P12">#3</text:p>
      <text:section text:style-name="Sect2" text:name="セクション2">
        <text:p text:style-name="P1">Worker cooperative facts and figures</text:p>
        <text:p text:style-name="P1"/>
        <text:p text:style-name="P1"><text:s text:c="4"/>Number of worker cooperatives in the United States: 465-800</text:p>
        <text:p text:style-name="P1"><text:s text:c="4"/>Total number of people working at worker cooperatives in the United States: 7,000</text:p>
        <text:p text:style-name="P1"><text:s text:c="4"/>Total annual revenues generated by worker cooperatives: $550 million</text:p>
        <text:p text:style-name="P1"><text:s text:c="4"/>Average size of a worker cooperative: 50 people (the median is 10 people)</text:p>
        <text:p text:style-name="P1"><text:s text:c="4"/>Largest worker co-op: Cooperative Home Care Associates (CHCA) with more than 2,000 workers </text:p>
        <text:p text:style-name="P1"><text:s text:c="4"/>Number of worker cooperatives formed since the start of the 21st century: over 150</text:p>
        <text:p text:style-name="P1"><text:s text:c="4"/>Percentage of worker cooperatives that began as traditional for-profit <text:soft-page-break/>enterprises: 26%</text:p>
        <text:p text:style-name="P1"><text:s text:c="4"/>Percentage of worker cooperatives that have annual revenues over $1 million: 31%</text:p>
        <text:p text:style-name="P1"><text:s text:c="4"/>Average annual profit margin for a worker cooperative: 6.4%</text:p>
        <text:p text:style-name="P1"><text:s text:c="4"/>Worker cooperatives structures: 46% incorporate under cooperative statutes,</text:p>
        <text:p text:style-name="P1"/>
        <text:p text:style-name="P1"><text:s/>26% operate as LLCs and the remainder are C-corporations,</text:p>
        <text:p text:style-name="P1"/>
        <text:p text:style-name="P1"><text:s/>partnerships,</text:p>
        <text:p text:style-name="P1"/>
        <text:p text:style-name="P1"><text:s/>and other.</text:p>
        <text:p text:style-name="P1"/>
        <text:p text:style-name="P1"/>
        <text:p text:style-name="P1"/>
        <text:p text:style-name="P1"><text:s/></text:p>
      </text:section>
      <text:p text:style-name="P1"/>
      <text:p text:style-name="P1">================================================</text:p>
      <text:p text:style-name="P1">Text-2 : <text:a xlink:type="simple" xlink:href="https://institute.coop/examples-worker-cooperatives" text:style-name="Internet_20_link" text:visited-style-name="Visited_20_Internet_20_Link">https://institute.coop/examples-worker-cooperatives</text:a></text:p>
      <text:p text:style-name="P1"/>
      <text:p text:style-name="P3">@@@</text:p>
      <text:p text:style-name="P12">T2.#1</text:p>
      <text:section text:style-name="Sect2" text:name="セクション3">
        <text:p text:style-name="P1">Here you can find examples of established worker cooperatives as well as worker cooperative conversions.</text:p>
        <text:p text:style-name="P1"/>
        <text:p text:style-name="P1"><text:s/></text:p>
        <text:p text:style-name="P1"><text:s/></text:p>
        <text:p text:style-name="P1">The US Federation of Worker Cooperatives and Democracy at Work Institute jointly maintain a directory of active worker cooperatives and democratic workplaces in the United States.</text:p>
        <text:p text:style-name="P1"/>
        <text:p text:style-name="P1"><text:s/>It is available on the USFWC website.</text:p>
        <text:p text:style-name="P1"/>
        <text:p text:style-name="P1"><text:s/></text:p>
        <text:p text:style-name="P1"><text:s/></text:p>
        <text:p text:style-name="P1">Established Worker Cooperatives</text:p>
        <text:p text:style-name="P1">Alvarado Street Bakery</text:p>
        <text:p text:style-name="P1">Alvarado Street Bakery manufactures baked goods using primarily whole grain and organic ingredients,</text:p>
        <text:p text:style-name="P1"/>
        <text:p text:style-name="P1"><text:s/>which are distributed nationally as well as to Canada and Japan.</text:p>
        <text:p text:style-name="P1"/>
        <text:p text:style-name="P1"><text:s/>Located in Sonoma County,</text:p>
        <text:p text:style-name="P1"/>
        <text:p text:style-name="P1"><text:s/>California,</text:p>
        <text:p text:style-name="P1"/>
        <text:p text:style-name="P1"><text:s/>the bakery has been a worker cooperative since 1981. The company currently employs over 100 people and distributes over 30 products.</text:p>
        <text:p text:style-name="P1"/>
        <text:p text:style-name="P1"/>
        <text:p text:style-name="P1"><text:s/></text:p>
        <text:p text:style-name="P1">Black Star Co-op Pub and Brewery</text:p>
        <text:p text:style-name="P1">Based in Austin,</text:p>
        <text:p text:style-name="P1"/>
        <text:p text:style-name="P1"><text:s/>Texas,</text:p>
        <text:p text:style-name="P1"/>
        <text:p text:style-name="P1"><text:s/>Black Star – a consumer cooperative with a democratic workers collective – is a brewpub that is owned by more than 3,000 individuals and <text:soft-page-break/>organizations and democratically managed by workers through a Worker’s Assembly.</text:p>
        <text:p text:style-name="P1"/>
        <text:p text:style-name="P1"><text:s/>The co-op currently employs 27 workers including 18 who have fully invested voting rights.</text:p>
        <text:p text:style-name="P1"/>
        <text:p text:style-name="P1"><text:s/></text:p>
        <text:p text:style-name="P1"><text:s/></text:p>
        <text:p text:style-name="P1">Cooperative Home Care Associates (CHCA)</text:p>
        <text:p text:style-name="P1">CHCA is a nationally recognized,</text:p>
        <text:p text:style-name="P1"/>
        <text:p text:style-name="P1"><text:s/>worker-owned home care agency in the Bronx,</text:p>
        <text:p text:style-name="P1"/>
        <text:p text:style-name="P1"><text:s/>NY.</text:p>
        <text:p text:style-name="P1"/>
        <text:p text:style-name="P1"><text:s/>CHCA was founded in 1985 to provide quality home care to clients by providing quality jobs for direct-care workers.</text:p>
        <text:p text:style-name="P1"/>
        <text:p text:style-name="P1"><text:s/>CHCA started with 12 home health aides.</text:p>
        <text:p text:style-name="P1"/>
        <text:p text:style-name="P1"><text:s/>The cooperative now employs more than 2,000 staff.</text:p>
        <text:p text:style-name="P1"/>
        <text:p text:style-name="P1"><text:s/>Together with PHI,</text:p>
        <text:p text:style-name="P1"/>
        <text:p text:style-name="P1"><text:s/>a nonprofit founded by CHCA in 1992, CHCA maintains an employer-based workforce development program that provides free training for 600 low-income and unemployed women annually and serves as a significant driver of employment in the Bronx.</text:p>
        <text:p text:style-name="P1"/>
        <text:p text:style-name="P1"/>
        <text:p text:style-name="P1"><text:s/></text:p>
        <text:p text:style-name="P1">Equal Exchange</text:p>
        <text:p text:style-name="P1">Founded in 1986, Equal Exchange is a well-known national distributor and retailer of fair trade,</text:p>
        <text:p text:style-name="P1"/>
        <text:p text:style-name="P1"><text:s/>organic goods based in West Bridgewater,</text:p>
        <text:p text:style-name="P1"/>
        <text:p text:style-name="P1"><text:s/>Massachusetts with over 100 workers.</text:p>
        <text:p text:style-name="P1"/>
        <text:p text:style-name="P1"><text:s/>Best known for their coffee,</text:p>
        <text:p text:style-name="P1"/>
        <text:p text:style-name="P1"><text:s/>Equal Exchange also specializes in tea,</text:p>
        <text:p text:style-name="P1"/>
        <text:p text:style-name="P1"><text:s/>sugar,</text:p>
        <text:p text:style-name="P1"/>
        <text:p text:style-name="P1"><text:s/>bananas,</text:p>
        <text:p text:style-name="P1"/>
        <text:p text:style-name="P1"><text:s/>avocados,</text:p>
        <text:p text:style-name="P1"/>
        <text:p text:style-name="P1"><text:s/>cocoa,</text:p>
        <text:p text:style-name="P1"/>
        <text:p text:style-name="P1"><text:s/>and chocolate bars.</text:p>
        <text:p text:style-name="P1"/>
        <text:p text:style-name="P1"><text:s/>The goods are produced by farmer cooperatives in Latin America,</text:p>
        <text:p text:style-name="P1"/>
        <text:p text:style-name="P1"><text:s/>Africa and Asia.</text:p>
        <text:p text:style-name="P1"/>
        <text:p text:style-name="P1"/>
        <text:p text:style-name="P1"><text:s/></text:p>
        <text:p text:style-name="P1">Isthmus Engineering &amp; Manufacturing</text:p>
        <text:p text:style-name="P1">Based in Madison,</text:p>
        <text:p text:style-name="P1"/>
        <text:p text:style-name="P1"><text:s/>Wisconsin,</text:p>
        <text:p text:style-name="P1"/>
        <text:p text:style-name="P1"><text:s/>Isthmus Engineering &amp; Manufacturing <text:soft-page-break/>(IEM) has worked with clients to develop custom automation equipment and systems since 1980. The company currently has over 30 worker-owners.</text:p>
        <text:p text:style-name="P1"/>
        <text:p text:style-name="P1"><text:s/></text:p>
        <text:p text:style-name="P1"><text:s/></text:p>
        <text:p text:style-name="P1">Weaver Street Market</text:p>
        <text:p text:style-name="P1">Weaver Street Market is a multistakeholder grocery store and community center with three locations in North Carolina.</text:p>
        <text:p text:style-name="P1"/>
        <text:p text:style-name="P1"><text:s/>Founded in 1988 with around 200 members,</text:p>
        <text:p text:style-name="P1"/>
        <text:p text:style-name="P1"><text:s/>the grocery store now has over 18,000 members and 175 employee-owners.</text:p>
        <text:p text:style-name="P1"/>
        <text:p text:style-name="P1"><text:s/></text:p>
      </text:section>
      <text:p text:style-name="P1"/>
      <text:p text:style-name="P1"/>
      <text:p text:style-name="P1"/>
      <text:p text:style-name="P1"/>
      <text:p text:style-name="P1"/>
      <text:p text:style-name="P1">]XXX</text:p>
      <text:p text:style-name="P1"/>
      <text:p text:style-name="P1"/>
      <text:p text:style-name="P1">------------------------------------------ [resource] 20200526_153656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6"/>
          </table:table-cell>
          <table:table-cell table:style-name="表1.A1" office:value-type="string">
            <text:p text:style-name="P2">#%<text:span text:style-name="T1">Plasma-Driven Catalysis</text:span></text:p>
          </table:table-cell>
          <table:table-cell table:style-name="表1.A1" office:value-type="string">
            <text:p text:style-name="P6">keyword</text:p>
          </table:table-cell>
          <table:table-cell table:style-name="表1.D1" office:value-type="string">
            <text:p text:style-name="P7">青２</text:p>
          </table:table-cell>
        </table:table-row>
        <table:table-row>
          <table:table-cell table:style-name="表1.A2" office:value-type="string">
            <text:p text:style-name="P6"/>
          </table:table-cell>
          <table:table-cell table:style-name="表1.A2" office:value-type="string">
            <text:p text:style-name="P2">%%<text:span text:style-name="T2">flexibility to be scaled up and down</text:span></text:p>
          </table:table-cell>
          <table:table-cell table:style-name="表1.A2" office:value-type="string">
            <text:p text:style-name="P6">notice</text:p>
          </table:table-cell>
          <table:table-cell table:style-name="表1.D2" office:value-type="string">
            <text:p text:style-name="P7">緑４</text:p>
          </table:table-cell>
        </table:table-row>
        <table:table-row>
          <table:table-cell table:style-name="表1.A2" office:value-type="string">
            <text:p text:style-name="P6"/>
          </table:table-cell>
          <table:table-cell table:style-name="表1.A2" office:value-type="string">
            <text:p text:style-name="P4">#2</text:p>
          </table:table-cell>
          <table:table-cell table:style-name="表1.A2" office:value-type="string">
            <text:p text:style-name="P6">location number</text:p>
          </table:table-cell>
          <table:table-cell table:style-name="表1.D2" office:value-type="string">
            <text:p text:style-name="P7">青２</text:p>
            <text:p text:style-name="P7">オレンジ色１</text:p>
          </table:table-cell>
        </table:table-row>
      </table:table>
      <text:p text:style-name="P1"/>
      <text:p text:style-name="P1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6">1</text:p>
          </table:table-cell>
          <table:table-cell table:style-name="表2.B1" office:value-type="string">
            <text:p text:style-name="P1">([^\d])(\.|\,)</text:p>
          </table:table-cell>
          <table:table-cell table:style-name="表2.B1" office:value-type="string">
            <text:p text:style-name="P6">$1$2\n\n</text:p>
          </table:table-cell>
          <table:table-cell table:style-name="表2.D1" office:value-type="string">
            <text:p text:style-name="P7"/>
          </table:table-cell>
        </table:table-row>
      </table:table>
      <text:p text:style-name="P1"/>
      <text:p text:style-name="P1"/>
      <text:p text:style-name="P1">steps : move “@”x3</text:p>
      <text:p text:style-name="P1"/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6"/>
          </table:table-cell>
          <table:table-cell table:style-name="表3.B1" office:value-type="string">
            <text:list xml:id="list3870975663827538286" text:style-name="L2">
              <text:list-item>
                <text:p text:style-name="P9">M – w (dup window)</text:p>
              </text:list-item>
              <text:list-item>
                <text:p text:style-name="P9">C – f &gt; “@”x3 &gt; Ret (find the mar<text:span text:style-name="T3">k)</text:span></text:p>
              </text:list-item>
              <text:list-item>
                <text:p text:style-name="P9"><text:span text:style-name="T3">Esc (close the dialog)</text:span></text:p>
              </text:list-item>
              <text:list-item>
                <text:p text:style-name="P9"><text:span text:style-name="T3">C – x &gt; Tab &gt; C – v (cut the mark, bacto to window-1, paste)</text:span></text:p>
              </text:list-item>
              <text:list-item>
                <text:p text:style-name="P9"><text:span text:style-name="T3">Tab (to window-2)</text:span></text:p>
              </text:list-item>
              <text:list-item>
                <text:p text:style-name="P9"><text:span text:style-name="T3">Home &gt; S – End &gt; C - c <text:s/>(select ==&gt; numbering string, copy)</text:span></text:p>
              </text:list-item>
              <text:list-item>
                <text:p text:style-name="P9"><text:span text:style-name="T3">C – w (close the w-2)</text:span></text:p>
              </text:list-item>
              <text:list-item>
                <text:p text:style-name="P9"><text:span text:style-name="T3"/></text:p>
              </text:list-item>
            </text:list>
          </table:table-cell>
        </table:table-row>
        <text:soft-page-break/>
        <table:table-row>
          <table:table-cell table:style-name="表3.A2" office:value-type="string">
            <text:p text:style-name="P6"/>
          </table:table-cell>
          <table:table-cell table:style-name="表3.B2" office:value-type="string">
            <text:p text:style-name="P1"/>
          </table:table-cell>
        </table:table-row>
      </table:table>
      <text:p text:style-name="P1"/>
      <text:p text:style-name="P1"/>
      <text:p text:style-name="P1">/ ------------------------------------------ [resource] 20200526_153656 /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5-26T13:56:20.53</meta:creation-date>
    <dc:date>2020-06-14T17:43:31.87</dc:date>
    <dc:creator>iwabuchi ken</dc:creator>
    <meta:editing-duration>PT2H9M13S</meta:editing-duration>
    <meta:editing-cycles>21</meta:editing-cycles>
    <meta:generator>OpenOffice/4.1.3$Win32 OpenOffice.org_project/413m1$Build-9783</meta:generator>
    <meta:document-statistic meta:table-count="3" meta:image-count="0" meta:object-count="0" meta:page-count="7" meta:paragraph-count="168" meta:word-count="1154" meta:character-count="7604"/>
  </office:meta>
</office:document-meta>
</file>